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7543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984in"/>
    </style:style>
    <style:style style:name="co8" style:family="table-column">
      <style:table-column-properties fo:break-before="auto" style:column-width="0.2445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102in"/>
    </style:style>
    <style:style style:name="co11" style:family="table-column">
      <style:table-column-properties fo:break-before="auto" style:column-width="0.5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rass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7:2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1]" office:value-type="float" office:value="0" calcext:value-type="float">
            <text:p>0</text:p>
          </table:table-cell>
          <table:table-cell table:formula="of:=[.M1]*0.6" office:value-type="float" office:value="0" calcext:value-type="float">
            <text:p>0</text:p>
          </table:table-cell>
          <table:table-cell table:formula="of:=(5/60)*[.O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7:3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2]" office:value-type="float" office:value="0" calcext:value-type="float">
            <text:p>0</text:p>
          </table:table-cell>
          <table:table-cell table:formula="of:=[.M2]*0.6" office:value-type="float" office:value="0" calcext:value-type="float">
            <text:p>0</text:p>
          </table:table-cell>
          <table:table-cell table:formula="of:=(5/60)*[.O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7:3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3]" office:value-type="float" office:value="0" calcext:value-type="float">
            <text:p>0</text:p>
          </table:table-cell>
          <table:table-cell table:formula="of:=[.M3]*0.6" office:value-type="float" office:value="0" calcext:value-type="float">
            <text:p>0</text:p>
          </table:table-cell>
          <table:table-cell table:formula="of:=(5/60)*[.O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7:4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4]" office:value-type="float" office:value="0" calcext:value-type="float">
            <text:p>0</text:p>
          </table:table-cell>
          <table:table-cell table:formula="of:=[.M4]*0.6" office:value-type="float" office:value="0" calcext:value-type="float">
            <text:p>0</text:p>
          </table:table-cell>
          <table:table-cell table:formula="of:=(5/60)*[.O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7:4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5]" office:value-type="float" office:value="0" calcext:value-type="float">
            <text:p>0</text:p>
          </table:table-cell>
          <table:table-cell table:formula="of:=[.M5]*0.6" office:value-type="float" office:value="0" calcext:value-type="float">
            <text:p>0</text:p>
          </table:table-cell>
          <table:table-cell table:formula="of:=(5/60)*[.O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7:5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6]" office:value-type="float" office:value="0" calcext:value-type="float">
            <text:p>0</text:p>
          </table:table-cell>
          <table:table-cell table:formula="of:=[.M6]*0.6" office:value-type="float" office:value="0" calcext:value-type="float">
            <text:p>0</text:p>
          </table:table-cell>
          <table:table-cell table:formula="of:=(5/60)*[.O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7:5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7]" office:value-type="float" office:value="0" calcext:value-type="float">
            <text:p>0</text:p>
          </table:table-cell>
          <table:table-cell table:formula="of:=[.M7]*0.6" office:value-type="float" office:value="0" calcext:value-type="float">
            <text:p>0</text:p>
          </table:table-cell>
          <table:table-cell table:formula="of:=(5/60)*[.O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0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]" office:value-type="float" office:value="0" calcext:value-type="float">
            <text:p>0</text:p>
          </table:table-cell>
          <table:table-cell table:formula="of:=[.M8]*0.6" office:value-type="float" office:value="0" calcext:value-type="float">
            <text:p>0</text:p>
          </table:table-cell>
          <table:table-cell table:formula="of:=(5/60)*[.O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0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9]" office:value-type="float" office:value="0" calcext:value-type="float">
            <text:p>0</text:p>
          </table:table-cell>
          <table:table-cell table:formula="of:=[.M9]*0.6" office:value-type="float" office:value="0" calcext:value-type="float">
            <text:p>0</text:p>
          </table:table-cell>
          <table:table-cell table:formula="of:=(5/60)*[.O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1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0]" office:value-type="float" office:value="0.315" calcext:value-type="float">
            <text:p>0.315</text:p>
          </table:table-cell>
          <table:table-cell table:formula="of:=[.M10]*0.6" office:value-type="float" office:value="2.268" calcext:value-type="float">
            <text:p>2.268</text:p>
          </table:table-cell>
          <table:table-cell table:formula="of:=(5/60)*[.O10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1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1]" office:value-type="float" office:value="0.315" calcext:value-type="float">
            <text:p>0.315</text:p>
          </table:table-cell>
          <table:table-cell table:formula="of:=[.M11]*0.6" office:value-type="float" office:value="2.268" calcext:value-type="float">
            <text:p>2.268</text:p>
          </table:table-cell>
          <table:table-cell table:formula="of:=(5/60)*[.O11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2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12]" office:value-type="float" office:value="0.32625" calcext:value-type="float">
            <text:p>0.32625</text:p>
          </table:table-cell>
          <table:table-cell table:formula="of:=[.M12]*0.6" office:value-type="float" office:value="2.349" calcext:value-type="float">
            <text:p>2.349</text:p>
          </table:table-cell>
          <table:table-cell table:formula="of:=(5/60)*[.O12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2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3]" office:value-type="float" office:value="0.315" calcext:value-type="float">
            <text:p>0.315</text:p>
          </table:table-cell>
          <table:table-cell table:formula="of:=[.M13]*0.6" office:value-type="float" office:value="2.268" calcext:value-type="float">
            <text:p>2.268</text:p>
          </table:table-cell>
          <table:table-cell table:formula="of:=(5/60)*[.O13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3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4]" office:value-type="float" office:value="0.315" calcext:value-type="float">
            <text:p>0.315</text:p>
          </table:table-cell>
          <table:table-cell table:formula="of:=[.M14]*0.6" office:value-type="float" office:value="2.268" calcext:value-type="float">
            <text:p>2.268</text:p>
          </table:table-cell>
          <table:table-cell table:formula="of:=(5/60)*[.O14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3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15]" office:value-type="float" office:value="0.32625" calcext:value-type="float">
            <text:p>0.32625</text:p>
          </table:table-cell>
          <table:table-cell table:formula="of:=[.M15]*0.6" office:value-type="float" office:value="2.349" calcext:value-type="float">
            <text:p>2.349</text:p>
          </table:table-cell>
          <table:table-cell table:formula="of:=(5/60)*[.O15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4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6]" office:value-type="float" office:value="0.315" calcext:value-type="float">
            <text:p>0.315</text:p>
          </table:table-cell>
          <table:table-cell table:formula="of:=[.M16]*0.6" office:value-type="float" office:value="2.268" calcext:value-type="float">
            <text:p>2.268</text:p>
          </table:table-cell>
          <table:table-cell table:formula="of:=(5/60)*[.O16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4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7]" office:value-type="float" office:value="0.315" calcext:value-type="float">
            <text:p>0.315</text:p>
          </table:table-cell>
          <table:table-cell table:formula="of:=[.M17]*0.6" office:value-type="float" office:value="2.268" calcext:value-type="float">
            <text:p>2.268</text:p>
          </table:table-cell>
          <table:table-cell table:formula="of:=(5/60)*[.O17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5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8]" office:value-type="float" office:value="0.315" calcext:value-type="float">
            <text:p>0.315</text:p>
          </table:table-cell>
          <table:table-cell table:formula="of:=[.M18]*0.6" office:value-type="float" office:value="2.268" calcext:value-type="float">
            <text:p>2.268</text:p>
          </table:table-cell>
          <table:table-cell table:formula="of:=(5/60)*[.O18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8:5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19]" office:value-type="float" office:value="0.315" calcext:value-type="float">
            <text:p>0.315</text:p>
          </table:table-cell>
          <table:table-cell table:formula="of:=[.M19]*0.6" office:value-type="float" office:value="2.268" calcext:value-type="float">
            <text:p>2.268</text:p>
          </table:table-cell>
          <table:table-cell table:formula="of:=(5/60)*[.O19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0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20]" office:value-type="float" office:value="0.32625" calcext:value-type="float">
            <text:p>0.32625</text:p>
          </table:table-cell>
          <table:table-cell table:formula="of:=[.M20]*0.6" office:value-type="float" office:value="2.349" calcext:value-type="float">
            <text:p>2.349</text:p>
          </table:table-cell>
          <table:table-cell table:formula="of:=(5/60)*[.O20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0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21]" office:value-type="float" office:value="0.32625" calcext:value-type="float">
            <text:p>0.32625</text:p>
          </table:table-cell>
          <table:table-cell table:formula="of:=[.M21]*0.6" office:value-type="float" office:value="2.349" calcext:value-type="float">
            <text:p>2.349</text:p>
          </table:table-cell>
          <table:table-cell table:formula="of:=(5/60)*[.O21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1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22]" office:value-type="float" office:value="0.32625" calcext:value-type="float">
            <text:p>0.32625</text:p>
          </table:table-cell>
          <table:table-cell table:formula="of:=[.M22]*0.6" office:value-type="float" office:value="2.349" calcext:value-type="float">
            <text:p>2.349</text:p>
          </table:table-cell>
          <table:table-cell table:formula="of:=(5/60)*[.O22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1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23]" office:value-type="float" office:value="0.32625" calcext:value-type="float">
            <text:p>0.32625</text:p>
          </table:table-cell>
          <table:table-cell table:formula="of:=[.M23]*0.6" office:value-type="float" office:value="2.349" calcext:value-type="float">
            <text:p>2.349</text:p>
          </table:table-cell>
          <table:table-cell table:formula="of:=(5/60)*[.O23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2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24]" office:value-type="float" office:value="0.315" calcext:value-type="float">
            <text:p>0.315</text:p>
          </table:table-cell>
          <table:table-cell table:formula="of:=[.M24]*0.6" office:value-type="float" office:value="2.268" calcext:value-type="float">
            <text:p>2.268</text:p>
          </table:table-cell>
          <table:table-cell table:formula="of:=(5/60)*[.O24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2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25]" office:value-type="float" office:value="0.32625" calcext:value-type="float">
            <text:p>0.32625</text:p>
          </table:table-cell>
          <table:table-cell table:formula="of:=[.M25]*0.6" office:value-type="float" office:value="2.349" calcext:value-type="float">
            <text:p>2.349</text:p>
          </table:table-cell>
          <table:table-cell table:formula="of:=(5/60)*[.O25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3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26]" office:value-type="float" office:value="0.32625" calcext:value-type="float">
            <text:p>0.32625</text:p>
          </table:table-cell>
          <table:table-cell table:formula="of:=[.M26]*0.6" office:value-type="float" office:value="2.349" calcext:value-type="float">
            <text:p>2.349</text:p>
          </table:table-cell>
          <table:table-cell table:formula="of:=(5/60)*[.O26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3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27]" office:value-type="float" office:value="0.32625" calcext:value-type="float">
            <text:p>0.32625</text:p>
          </table:table-cell>
          <table:table-cell table:formula="of:=[.M27]*0.6" office:value-type="float" office:value="2.349" calcext:value-type="float">
            <text:p>2.349</text:p>
          </table:table-cell>
          <table:table-cell table:formula="of:=(5/60)*[.O27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4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28]" office:value-type="float" office:value="0.315" calcext:value-type="float">
            <text:p>0.315</text:p>
          </table:table-cell>
          <table:table-cell table:formula="of:=[.M28]*0.6" office:value-type="float" office:value="2.268" calcext:value-type="float">
            <text:p>2.268</text:p>
          </table:table-cell>
          <table:table-cell table:formula="of:=(5/60)*[.O28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4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29]" office:value-type="float" office:value="0.315" calcext:value-type="float">
            <text:p>0.315</text:p>
          </table:table-cell>
          <table:table-cell table:formula="of:=[.M29]*0.6" office:value-type="float" office:value="2.268" calcext:value-type="float">
            <text:p>2.268</text:p>
          </table:table-cell>
          <table:table-cell table:formula="of:=(5/60)*[.O29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5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30]" office:value-type="float" office:value="0.32625" calcext:value-type="float">
            <text:p>0.32625</text:p>
          </table:table-cell>
          <table:table-cell table:formula="of:=[.M30]*0.6" office:value-type="float" office:value="2.349" calcext:value-type="float">
            <text:p>2.349</text:p>
          </table:table-cell>
          <table:table-cell table:formula="of:=(5/60)*[.O30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29:5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31]" office:value-type="float" office:value="0.315" calcext:value-type="float">
            <text:p>0.315</text:p>
          </table:table-cell>
          <table:table-cell table:formula="of:=[.M31]*0.6" office:value-type="float" office:value="2.268" calcext:value-type="float">
            <text:p>2.268</text:p>
          </table:table-cell>
          <table:table-cell table:formula="of:=(5/60)*[.O31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0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32]" office:value-type="float" office:value="0.315" calcext:value-type="float">
            <text:p>0.315</text:p>
          </table:table-cell>
          <table:table-cell table:formula="of:=[.M32]*0.6" office:value-type="float" office:value="2.268" calcext:value-type="float">
            <text:p>2.268</text:p>
          </table:table-cell>
          <table:table-cell table:formula="of:=(5/60)*[.O32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05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33]" office:value-type="float" office:value="0.32625" calcext:value-type="float">
            <text:p>0.32625</text:p>
          </table:table-cell>
          <table:table-cell table:formula="of:=[.M33]*0.6" office:value-type="float" office:value="2.349" calcext:value-type="float">
            <text:p>2.349</text:p>
          </table:table-cell>
          <table:table-cell table:formula="of:=(5/60)*[.O33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1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34]" office:value-type="float" office:value="0.32625" calcext:value-type="float">
            <text:p>0.32625</text:p>
          </table:table-cell>
          <table:table-cell table:formula="of:=[.M34]*0.6" office:value-type="float" office:value="2.349" calcext:value-type="float">
            <text:p>2.349</text:p>
          </table:table-cell>
          <table:table-cell table:formula="of:=(5/60)*[.O34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1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35]" office:value-type="float" office:value="0.315" calcext:value-type="float">
            <text:p>0.315</text:p>
          </table:table-cell>
          <table:table-cell table:formula="of:=[.M35]*0.6" office:value-type="float" office:value="2.268" calcext:value-type="float">
            <text:p>2.268</text:p>
          </table:table-cell>
          <table:table-cell table:formula="of:=(5/60)*[.O35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2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645" calcext:value-type="float">
            <text:p>3.645</text:p>
          </table:table-cell>
          <table:table-cell table:formula="of:=(5/60)*[.M36]" office:value-type="float" office:value="0.30375" calcext:value-type="float">
            <text:p>0.30375</text:p>
          </table:table-cell>
          <table:table-cell table:formula="of:=[.M36]*0.6" office:value-type="float" office:value="2.187" calcext:value-type="float">
            <text:p>2.187</text:p>
          </table:table-cell>
          <table:table-cell table:formula="of:=(5/60)*[.O36]" office:value-type="float" office:value="0.18225" calcext:value-type="float">
            <text:p>0.18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2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37]" office:value-type="float" office:value="0.315" calcext:value-type="float">
            <text:p>0.315</text:p>
          </table:table-cell>
          <table:table-cell table:formula="of:=[.M37]*0.6" office:value-type="float" office:value="2.268" calcext:value-type="float">
            <text:p>2.268</text:p>
          </table:table-cell>
          <table:table-cell table:formula="of:=(5/60)*[.O37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3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38]" office:value-type="float" office:value="0.32625" calcext:value-type="float">
            <text:p>0.32625</text:p>
          </table:table-cell>
          <table:table-cell table:formula="of:=[.M38]*0.6" office:value-type="float" office:value="2.349" calcext:value-type="float">
            <text:p>2.349</text:p>
          </table:table-cell>
          <table:table-cell table:formula="of:=(5/60)*[.O38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3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39]" office:value-type="float" office:value="0.315" calcext:value-type="float">
            <text:p>0.315</text:p>
          </table:table-cell>
          <table:table-cell table:formula="of:=[.M39]*0.6" office:value-type="float" office:value="2.268" calcext:value-type="float">
            <text:p>2.268</text:p>
          </table:table-cell>
          <table:table-cell table:formula="of:=(5/60)*[.O39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4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40]" office:value-type="float" office:value="0.32625" calcext:value-type="float">
            <text:p>0.32625</text:p>
          </table:table-cell>
          <table:table-cell table:formula="of:=[.M40]*0.6" office:value-type="float" office:value="2.349" calcext:value-type="float">
            <text:p>2.349</text:p>
          </table:table-cell>
          <table:table-cell table:formula="of:=(5/60)*[.O40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4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41]" office:value-type="float" office:value="0.315" calcext:value-type="float">
            <text:p>0.315</text:p>
          </table:table-cell>
          <table:table-cell table:formula="of:=[.M41]*0.6" office:value-type="float" office:value="2.268" calcext:value-type="float">
            <text:p>2.268</text:p>
          </table:table-cell>
          <table:table-cell table:formula="of:=(5/60)*[.O41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5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645" calcext:value-type="float">
            <text:p>3.645</text:p>
          </table:table-cell>
          <table:table-cell table:formula="of:=(5/60)*[.M42]" office:value-type="float" office:value="0.30375" calcext:value-type="float">
            <text:p>0.30375</text:p>
          </table:table-cell>
          <table:table-cell table:formula="of:=[.M42]*0.6" office:value-type="float" office:value="2.187" calcext:value-type="float">
            <text:p>2.187</text:p>
          </table:table-cell>
          <table:table-cell table:formula="of:=(5/60)*[.O42]" office:value-type="float" office:value="0.18225" calcext:value-type="float">
            <text:p>0.18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0:5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43]" office:value-type="float" office:value="0.32625" calcext:value-type="float">
            <text:p>0.32625</text:p>
          </table:table-cell>
          <table:table-cell table:formula="of:=[.M43]*0.6" office:value-type="float" office:value="2.349" calcext:value-type="float">
            <text:p>2.349</text:p>
          </table:table-cell>
          <table:table-cell table:formula="of:=(5/60)*[.O43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0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44]" office:value-type="float" office:value="0.315" calcext:value-type="float">
            <text:p>0.315</text:p>
          </table:table-cell>
          <table:table-cell table:formula="of:=[.M44]*0.6" office:value-type="float" office:value="2.268" calcext:value-type="float">
            <text:p>2.268</text:p>
          </table:table-cell>
          <table:table-cell table:formula="of:=(5/60)*[.O44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0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45]" office:value-type="float" office:value="0.315" calcext:value-type="float">
            <text:p>0.315</text:p>
          </table:table-cell>
          <table:table-cell table:formula="of:=[.M45]*0.6" office:value-type="float" office:value="2.268" calcext:value-type="float">
            <text:p>2.268</text:p>
          </table:table-cell>
          <table:table-cell table:formula="of:=(5/60)*[.O45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1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46]" office:value-type="float" office:value="0.315" calcext:value-type="float">
            <text:p>0.315</text:p>
          </table:table-cell>
          <table:table-cell table:formula="of:=[.M46]*0.6" office:value-type="float" office:value="2.268" calcext:value-type="float">
            <text:p>2.268</text:p>
          </table:table-cell>
          <table:table-cell table:formula="of:=(5/60)*[.O46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1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47]" office:value-type="float" office:value="0.315" calcext:value-type="float">
            <text:p>0.315</text:p>
          </table:table-cell>
          <table:table-cell table:formula="of:=[.M47]*0.6" office:value-type="float" office:value="2.268" calcext:value-type="float">
            <text:p>2.268</text:p>
          </table:table-cell>
          <table:table-cell table:formula="of:=(5/60)*[.O47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2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645" calcext:value-type="float">
            <text:p>3.645</text:p>
          </table:table-cell>
          <table:table-cell table:formula="of:=(5/60)*[.M48]" office:value-type="float" office:value="0.30375" calcext:value-type="float">
            <text:p>0.30375</text:p>
          </table:table-cell>
          <table:table-cell table:formula="of:=[.M48]*0.6" office:value-type="float" office:value="2.187" calcext:value-type="float">
            <text:p>2.187</text:p>
          </table:table-cell>
          <table:table-cell table:formula="of:=(5/60)*[.O48]" office:value-type="float" office:value="0.18225" calcext:value-type="float">
            <text:p>0.18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2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49]" office:value-type="float" office:value="0.315" calcext:value-type="float">
            <text:p>0.315</text:p>
          </table:table-cell>
          <table:table-cell table:formula="of:=[.M49]*0.6" office:value-type="float" office:value="2.268" calcext:value-type="float">
            <text:p>2.268</text:p>
          </table:table-cell>
          <table:table-cell table:formula="of:=(5/60)*[.O49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3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0]" office:value-type="float" office:value="0.315" calcext:value-type="float">
            <text:p>0.315</text:p>
          </table:table-cell>
          <table:table-cell table:formula="of:=[.M50]*0.6" office:value-type="float" office:value="2.268" calcext:value-type="float">
            <text:p>2.268</text:p>
          </table:table-cell>
          <table:table-cell table:formula="of:=(5/60)*[.O50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3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1]" office:value-type="float" office:value="0.315" calcext:value-type="float">
            <text:p>0.315</text:p>
          </table:table-cell>
          <table:table-cell table:formula="of:=[.M51]*0.6" office:value-type="float" office:value="2.268" calcext:value-type="float">
            <text:p>2.268</text:p>
          </table:table-cell>
          <table:table-cell table:formula="of:=(5/60)*[.O51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4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2]" office:value-type="float" office:value="0.315" calcext:value-type="float">
            <text:p>0.315</text:p>
          </table:table-cell>
          <table:table-cell table:formula="of:=[.M52]*0.6" office:value-type="float" office:value="2.268" calcext:value-type="float">
            <text:p>2.268</text:p>
          </table:table-cell>
          <table:table-cell table:formula="of:=(5/60)*[.O52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4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3]" office:value-type="float" office:value="0.315" calcext:value-type="float">
            <text:p>0.315</text:p>
          </table:table-cell>
          <table:table-cell table:formula="of:=[.M53]*0.6" office:value-type="float" office:value="2.268" calcext:value-type="float">
            <text:p>2.268</text:p>
          </table:table-cell>
          <table:table-cell table:formula="of:=(5/60)*[.O53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5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4]" office:value-type="float" office:value="0.315" calcext:value-type="float">
            <text:p>0.315</text:p>
          </table:table-cell>
          <table:table-cell table:formula="of:=[.M54]*0.6" office:value-type="float" office:value="2.268" calcext:value-type="float">
            <text:p>2.268</text:p>
          </table:table-cell>
          <table:table-cell table:formula="of:=(5/60)*[.O54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1:5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5]" office:value-type="float" office:value="0.315" calcext:value-type="float">
            <text:p>0.315</text:p>
          </table:table-cell>
          <table:table-cell table:formula="of:=[.M55]*0.6" office:value-type="float" office:value="2.268" calcext:value-type="float">
            <text:p>2.268</text:p>
          </table:table-cell>
          <table:table-cell table:formula="of:=(5/60)*[.O55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0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6]" office:value-type="float" office:value="0.315" calcext:value-type="float">
            <text:p>0.315</text:p>
          </table:table-cell>
          <table:table-cell table:formula="of:=[.M56]*0.6" office:value-type="float" office:value="2.268" calcext:value-type="float">
            <text:p>2.268</text:p>
          </table:table-cell>
          <table:table-cell table:formula="of:=(5/60)*[.O56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0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57]" office:value-type="float" office:value="0.32625" calcext:value-type="float">
            <text:p>0.32625</text:p>
          </table:table-cell>
          <table:table-cell table:formula="of:=[.M57]*0.6" office:value-type="float" office:value="2.349" calcext:value-type="float">
            <text:p>2.349</text:p>
          </table:table-cell>
          <table:table-cell table:formula="of:=(5/60)*[.O57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1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58]" office:value-type="float" office:value="0.315" calcext:value-type="float">
            <text:p>0.315</text:p>
          </table:table-cell>
          <table:table-cell table:formula="of:=[.M58]*0.6" office:value-type="float" office:value="2.268" calcext:value-type="float">
            <text:p>2.268</text:p>
          </table:table-cell>
          <table:table-cell table:formula="of:=(5/60)*[.O58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1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59]" office:value-type="float" office:value="0.32625" calcext:value-type="float">
            <text:p>0.32625</text:p>
          </table:table-cell>
          <table:table-cell table:formula="of:=[.M59]*0.6" office:value-type="float" office:value="2.349" calcext:value-type="float">
            <text:p>2.349</text:p>
          </table:table-cell>
          <table:table-cell table:formula="of:=(5/60)*[.O59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2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60]" office:value-type="float" office:value="0.32625" calcext:value-type="float">
            <text:p>0.32625</text:p>
          </table:table-cell>
          <table:table-cell table:formula="of:=[.M60]*0.6" office:value-type="float" office:value="2.349" calcext:value-type="float">
            <text:p>2.349</text:p>
          </table:table-cell>
          <table:table-cell table:formula="of:=(5/60)*[.O60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2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61]" office:value-type="float" office:value="0.32625" calcext:value-type="float">
            <text:p>0.32625</text:p>
          </table:table-cell>
          <table:table-cell table:formula="of:=[.M61]*0.6" office:value-type="float" office:value="2.349" calcext:value-type="float">
            <text:p>2.349</text:p>
          </table:table-cell>
          <table:table-cell table:formula="of:=(5/60)*[.O61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3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645" calcext:value-type="float">
            <text:p>3.645</text:p>
          </table:table-cell>
          <table:table-cell table:formula="of:=(5/60)*[.M62]" office:value-type="float" office:value="0.30375" calcext:value-type="float">
            <text:p>0.30375</text:p>
          </table:table-cell>
          <table:table-cell table:formula="of:=[.M62]*0.6" office:value-type="float" office:value="2.187" calcext:value-type="float">
            <text:p>2.187</text:p>
          </table:table-cell>
          <table:table-cell table:formula="of:=(5/60)*[.O62]" office:value-type="float" office:value="0.18225" calcext:value-type="float">
            <text:p>0.18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3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63]" office:value-type="float" office:value="0.315" calcext:value-type="float">
            <text:p>0.315</text:p>
          </table:table-cell>
          <table:table-cell table:formula="of:=[.M63]*0.6" office:value-type="float" office:value="2.268" calcext:value-type="float">
            <text:p>2.268</text:p>
          </table:table-cell>
          <table:table-cell table:formula="of:=(5/60)*[.O63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4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51" calcext:value-type="float">
            <text:p>3.51</text:p>
          </table:table-cell>
          <table:table-cell table:formula="of:=(5/60)*[.M64]" office:value-type="float" office:value="0.2925" calcext:value-type="float">
            <text:p>0.2925</text:p>
          </table:table-cell>
          <table:table-cell table:formula="of:=[.M64]*0.6" office:value-type="float" office:value="2.106" calcext:value-type="float">
            <text:p>2.106</text:p>
          </table:table-cell>
          <table:table-cell table:formula="of:=(5/60)*[.O64]" office:value-type="float" office:value="0.1755" calcext:value-type="float">
            <text:p>0.175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4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65]" office:value-type="float" office:value="0.315" calcext:value-type="float">
            <text:p>0.315</text:p>
          </table:table-cell>
          <table:table-cell table:formula="of:=[.M65]*0.6" office:value-type="float" office:value="2.268" calcext:value-type="float">
            <text:p>2.268</text:p>
          </table:table-cell>
          <table:table-cell table:formula="of:=(5/60)*[.O65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5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66]" office:value-type="float" office:value="0.32625" calcext:value-type="float">
            <text:p>0.32625</text:p>
          </table:table-cell>
          <table:table-cell table:formula="of:=[.M66]*0.6" office:value-type="float" office:value="2.349" calcext:value-type="float">
            <text:p>2.349</text:p>
          </table:table-cell>
          <table:table-cell table:formula="of:=(5/60)*[.O66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2:5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67]" office:value-type="float" office:value="0.315" calcext:value-type="float">
            <text:p>0.315</text:p>
          </table:table-cell>
          <table:table-cell table:formula="of:=[.M67]*0.6" office:value-type="float" office:value="2.268" calcext:value-type="float">
            <text:p>2.268</text:p>
          </table:table-cell>
          <table:table-cell table:formula="of:=(5/60)*[.O67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0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68]" office:value-type="float" office:value="0.32625" calcext:value-type="float">
            <text:p>0.32625</text:p>
          </table:table-cell>
          <table:table-cell table:formula="of:=[.M68]*0.6" office:value-type="float" office:value="2.349" calcext:value-type="float">
            <text:p>2.349</text:p>
          </table:table-cell>
          <table:table-cell table:formula="of:=(5/60)*[.O68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0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69]" office:value-type="float" office:value="0.32625" calcext:value-type="float">
            <text:p>0.32625</text:p>
          </table:table-cell>
          <table:table-cell table:formula="of:=[.M69]*0.6" office:value-type="float" office:value="2.349" calcext:value-type="float">
            <text:p>2.349</text:p>
          </table:table-cell>
          <table:table-cell table:formula="of:=(5/60)*[.O69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1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645" calcext:value-type="float">
            <text:p>3.645</text:p>
          </table:table-cell>
          <table:table-cell table:formula="of:=(5/60)*[.M70]" office:value-type="float" office:value="0.30375" calcext:value-type="float">
            <text:p>0.30375</text:p>
          </table:table-cell>
          <table:table-cell table:formula="of:=[.M70]*0.6" office:value-type="float" office:value="2.187" calcext:value-type="float">
            <text:p>2.187</text:p>
          </table:table-cell>
          <table:table-cell table:formula="of:=(5/60)*[.O70]" office:value-type="float" office:value="0.18225" calcext:value-type="float">
            <text:p>0.18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1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71]" office:value-type="float" office:value="0.315" calcext:value-type="float">
            <text:p>0.315</text:p>
          </table:table-cell>
          <table:table-cell table:formula="of:=[.M71]*0.6" office:value-type="float" office:value="2.268" calcext:value-type="float">
            <text:p>2.268</text:p>
          </table:table-cell>
          <table:table-cell table:formula="of:=(5/60)*[.O71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2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645" calcext:value-type="float">
            <text:p>3.645</text:p>
          </table:table-cell>
          <table:table-cell table:formula="of:=(5/60)*[.M72]" office:value-type="float" office:value="0.30375" calcext:value-type="float">
            <text:p>0.30375</text:p>
          </table:table-cell>
          <table:table-cell table:formula="of:=[.M72]*0.6" office:value-type="float" office:value="2.187" calcext:value-type="float">
            <text:p>2.187</text:p>
          </table:table-cell>
          <table:table-cell table:formula="of:=(5/60)*[.O72]" office:value-type="float" office:value="0.18225" calcext:value-type="float">
            <text:p>0.1822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2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78" calcext:value-type="float">
            <text:p>3.78</text:p>
          </table:table-cell>
          <table:table-cell table:formula="of:=(5/60)*[.M73]" office:value-type="float" office:value="0.315" calcext:value-type="float">
            <text:p>0.315</text:p>
          </table:table-cell>
          <table:table-cell table:formula="of:=[.M73]*0.6" office:value-type="float" office:value="2.268" calcext:value-type="float">
            <text:p>2.268</text:p>
          </table:table-cell>
          <table:table-cell table:formula="of:=(5/60)*[.O73]"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3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74]" office:value-type="float" office:value="0.32625" calcext:value-type="float">
            <text:p>0.32625</text:p>
          </table:table-cell>
          <table:table-cell table:formula="of:=[.M74]*0.6" office:value-type="float" office:value="2.349" calcext:value-type="float">
            <text:p>2.349</text:p>
          </table:table-cell>
          <table:table-cell table:formula="of:=(5/60)*[.O74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3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75]" office:value-type="float" office:value="0.32625" calcext:value-type="float">
            <text:p>0.32625</text:p>
          </table:table-cell>
          <table:table-cell table:formula="of:=[.M75]*0.6" office:value-type="float" office:value="2.349" calcext:value-type="float">
            <text:p>2.349</text:p>
          </table:table-cell>
          <table:table-cell table:formula="of:=(5/60)*[.O75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4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3.915" calcext:value-type="float">
            <text:p>3.915</text:p>
          </table:table-cell>
          <table:table-cell table:formula="of:=(5/60)*[.M76]" office:value-type="float" office:value="0.32625" calcext:value-type="float">
            <text:p>0.32625</text:p>
          </table:table-cell>
          <table:table-cell table:formula="of:=[.M76]*0.6" office:value-type="float" office:value="2.349" calcext:value-type="float">
            <text:p>2.349</text:p>
          </table:table-cell>
          <table:table-cell table:formula="of:=(5/60)*[.O76]" office:value-type="float" office:value="0.19575" calcext:value-type="float">
            <text:p>0.19575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4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77]" office:value-type="float" office:value="0" calcext:value-type="float">
            <text:p>0</text:p>
          </table:table-cell>
          <table:table-cell table:formula="of:=[.M77]*0.6" office:value-type="float" office:value="0" calcext:value-type="float">
            <text:p>0</text:p>
          </table:table-cell>
          <table:table-cell table:formula="of:=(5/60)*[.O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5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78]" office:value-type="float" office:value="0" calcext:value-type="float">
            <text:p>0</text:p>
          </table:table-cell>
          <table:table-cell table:formula="of:=[.M78]*0.6" office:value-type="float" office:value="0" calcext:value-type="float">
            <text:p>0</text:p>
          </table:table-cell>
          <table:table-cell table:formula="of:=(5/60)*[.O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3:5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79]" office:value-type="float" office:value="0" calcext:value-type="float">
            <text:p>0</text:p>
          </table:table-cell>
          <table:table-cell table:formula="of:=[.M79]*0.6" office:value-type="float" office:value="0" calcext:value-type="float">
            <text:p>0</text:p>
          </table:table-cell>
          <table:table-cell table:formula="of:=(5/60)*[.O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4:0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0]" office:value-type="float" office:value="0" calcext:value-type="float">
            <text:p>0</text:p>
          </table:table-cell>
          <table:table-cell table:formula="of:=[.M80]*0.6" office:value-type="float" office:value="0" calcext:value-type="float">
            <text:p>0</text:p>
          </table:table-cell>
          <table:table-cell table:formula="of:=(5/60)*[.O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4:0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1]" office:value-type="float" office:value="0" calcext:value-type="float">
            <text:p>0</text:p>
          </table:table-cell>
          <table:table-cell table:formula="of:=[.M81]*0.6" office:value-type="float" office:value="0" calcext:value-type="float">
            <text:p>0</text:p>
          </table:table-cell>
          <table:table-cell table:formula="of:=(5/60)*[.O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4:1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2]" office:value-type="float" office:value="0" calcext:value-type="float">
            <text:p>0</text:p>
          </table:table-cell>
          <table:table-cell table:formula="of:=[.M82]*0.6" office:value-type="float" office:value="0" calcext:value-type="float">
            <text:p>0</text:p>
          </table:table-cell>
          <table:table-cell table:formula="of:=(5/60)*[.O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4:1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3]" office:value-type="float" office:value="0" calcext:value-type="float">
            <text:p>0</text:p>
          </table:table-cell>
          <table:table-cell table:formula="of:=[.M83]*0.6" office:value-type="float" office:value="0" calcext:value-type="float">
            <text:p>0</text:p>
          </table:table-cell>
          <table:table-cell table:formula="of:=(5/60)*[.O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4:2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4]" office:value-type="float" office:value="0" calcext:value-type="float">
            <text:p>0</text:p>
          </table:table-cell>
          <table:table-cell table:formula="of:=[.M84]*0.6" office:value-type="float" office:value="0" calcext:value-type="float">
            <text:p>0</text:p>
          </table:table-cell>
          <table:table-cell table:formula="of:=(5/60)*[.O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4:2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5]" office:value-type="float" office:value="0" calcext:value-type="float">
            <text:p>0</text:p>
          </table:table-cell>
          <table:table-cell table:formula="of:=[.M85]*0.6" office:value-type="float" office:value="0" calcext:value-type="float">
            <text:p>0</text:p>
          </table:table-cell>
          <table:table-cell table:formula="of:=(5/60)*[.O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:34:3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/mi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(5/60)*[.M86]" office:value-type="float" office:value="0" calcext:value-type="float">
            <text:p>0</text:p>
          </table:table-cell>
          <table:table-cell table:formula="of:=[.M86]*0.6" office:value-type="float" office:value="0" calcext:value-type="float">
            <text:p>0</text:p>
          </table:table-cell>
          <table:table-cell table:formula="of:=(5/60)*[.O8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augh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rupt!,</text:p>
          </table:table-cell>
          <table:table-cell table:style-name="Default" office:value-type="string" calcext:value-type="string">
            <text:p>bye</text:p>
          </table:table-cell>
          <table:table-cell table:number-columns-repeated="9"/>
          <table:table-cell table:formula="of:=SUM([.N1:.N86])" office:value-type="float" office:value="21.29625" calcext:value-type="float">
            <text:p>21.29625</text:p>
          </table:table-cell>
          <table:table-cell/>
          <table:table-cell table:formula="of:=SUM([.P1:.P86])" office:value-type="float" office:value="12.77775" calcext:value-type="float">
            <text:p>12.77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8T13:45:33.245836356</dc:date>
    <meta:editing-duration>PT9M41S</meta:editing-duration>
    <meta:editing-cycles>1</meta:editing-cycles>
    <meta:document-statistic meta:table-count="1" meta:cell-count="1210" meta:object-count="0"/>
    <meta:generator>LibreOffice/4.3.3.2$Linux_ARM_EABI LibreOffice_project/430m0$Build-2</meta:generator>
  </office:meta>
</office:document-meta>
</file>